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transparent">
        <style:background-image/>
      </style:paragraph-properties>
    </style:style>
    <style:style style:name="P3" style:family="paragraph" style:parent-style-name="Action">
      <style:paragraph-properties fo:background-color="transparent">
        <style:background-image/>
      </style:paragraph-properties>
    </style:style>
    <style:style style:name="T1" style:family="text">
      <style:text-properties fo:font-weight="bold" fo:background-color="#ffff0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Fade in:</text:p>
      <text:p text:style-name="Setting">ext. Espacio exterior - día.</text:p>
      <text:p text:style-name="Action">Las naves de la colonia humana se acercan al planeta APSA-10, lo rodean, entran en su órbita.</text:p>
      <text:p text:style-name="Action">La nave militar BRIGADA-D entra en la órbita del planeta y se detiene.</text:p>
      <text:p text:style-name="Action">En la parte inferior de la nave Brigada-D se abre una compuerta. De ella sale un pequeño ROBOT EXPLORADOR que desciende a la superficie del planeta.</text:p>
      <text:p text:style-name="Setting">Ext. Planeta apsa-10/atmosfera – día</text:p>
      <text:p text:style-name="Action">El explorador cae hacia el planeta atravesando la atmósfera, las nubes y mostrando un panorama de la superficie del planeta </text:p>
      <text:p text:style-name="Setting">EXT. Poblado Geki - día</text:p>
      <text:p text:style-name="SLUGLINE">pov del explorador</text:p>
      <text:p text:style-name="Action">que muestra imágenes de los habitantes del planeta y sus viviendas. Uno de ellos pasa y mira a la cámara del explorador.</text:p>
      <text:p text:style-name="Character_20_Name">Manu (V.O.)</text:p>
      <text:p text:style-name="Dialogue">No entiendo por qué los exploradores nunca trajeron imágenes de los habitantes de APSA-TEN</text:p>
      <text:p text:style-name="Action">El Geki que miraba la cámara sigue su camino.</text:p>
      <text:p text:style-name="Action">La cámara se aleja hasta mostrar que todo lo sucedido ha sido transmitido en una pantalla gigante.</text:p>
      <text:p text:style-name="Setting">Int. Nave Residente III/Corredor - día</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text:p>
      <text:p text:style-name="Character_20_Name">manu (V.O.)</text:p>
      <text:p text:style-name="Dialogue">Escondiendo las imágenes no servirá para acallar las protestas que se inician cada vez que consumimos un nuevo planeta.</text:p>
      <text:p text:style-name="Action">En la multitud va KIMI, una mujer activa de alrededor 30 años. Ella pasa con el resto de la protesta.</text:p>
      <text:p text:style-name="Character_20_Name">manu (V.O.)</text:p>
      <text:p text:style-name="Dialogue">A mi no me importa. Pero a Kimi si. Ella siempre va a esas reuniones y manifestaciones.</text:p>
      <text:p text:style-name="Action">La protesta sigue su camino hasta desaparecer.</text:p>
      <text:p text:style-name="Action"><text:soft-page-break/>La cámara avanza por los corredores vacíos, pasando de un sector a otro por una puerta que se abre automáticamente. En el segundo corredor la cámara se detiene frente a una puerta al lado izquierdo del corredor. Es el apartamento de MANU, un mecánico introvertido de unos 35 años de edad.</text:p>
      <text:p text:style-name="Character_20_Name">Narrador (VO)</text:p>
      <text:p text:style-name="Dialogue">Espero que no decida quedarse en uno de los planetas. Yo no podría seguirla. ¿Cómo sobreviviría yo en uno de esos planetas?</text:p>
      <text:p text:style-name="Setting">Int. Apartamento de manu/Sala-comedor - día</text:p>
      <text:p text:style-name="Action">Desde la puerta de entrada se ve parte de la sala-comedor, la cocina está al fondo y un la puerta del baño se alcanza ver al frente. En el comedor, de espaldas a la cámara, está Manu.</text:p>
      <text:p text:style-name="Character_20_Name">Narrador (vo)</text:p>
      <text:p text:style-name="Dialogue">¿Por qué piensan que esta vez si va a funcionar? No funcionó en el planeta original –la mítica tierra– ni en el segundo planeta que habitamos.</text:p>
      <text:p text:style-name="Action">La cámara se acerca, mira por encima de su hombro. Manu escribe en una tablet. La cámara se acerca más y muestra la última frase que él escribió: “Kimi, no creo <text:s/>poder seguirte” </text:p>
      <text:p text:style-name="Character_20_Name">Narrador (VO)</text:p>
      <text:p text:style-name="Dialogue">No creo poder seguirte si decides quedarte, Kimi. </text:p>
      <text:p text:style-name="Standard"/>
      <text:p text:style-name="Standard">Capítulo 2</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Character_20_Name">manu (VO)</text:p>
      <text:p text:style-name="Dialogue">Hoy tuve que ir al taller temprano para trabajar en un constructor.</text:p>
      <text:p text:style-name="Setting">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El conductor vino hoy a recogerlo y mencionó que mañana mismo lo van a poner en producción.</text:p>
      <text:p text:style-name="Setting"><text:soft-page-break/>Ext. Superficie del planeta – día</text:p>
      <text:p text:style-name="Action">Un grupo de constructores construyen un campo de recolección. Las mallas ya están puestas y las torres de vigilancia activas. Una torre de recolección está a medio construir.</text:p>
      <text:p text:style-name="Character_20_Name">manu (vo)</text:p>
      <text:p text:style-name="Dialogue">No sé por qué tanto afán en construir los campos de recolección. Pero mejor para mi. Yo ya pasé mi aplicación para ir a trabajar en alguno de los campos. Así que entre más rápido, mejor.</text:p>
      <text:p text:style-name="Action">Capítulo 3</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vo)</text:p>
      <text:p text:style-name="Dialogue">Ver a Kimi empacando me recordó cuando le propuse venir a vivir conmigo.</text:p>
      <text:p text:style-name="Action">Kimi no le presta atención y sigue concentrada en empacar.</text:p>
      <text:p text:style-name="Character_20_Name">Manu (VO)</text:p>
      <text:p text:style-name="Dialogue">Todo pasó tan rápid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Regreso al presente donde Kimi está empacando ropa en una maleta.</text:p>
      <text:p text:style-name="Character_20_Name"><text:soft-page-break/>Manu</text:p>
      <text:p text:style-name="Dialogue">No pensé que ir a vivir en el campo de recolección la hiciera tan contenta. Ella siempre está oponiéndose a la recolección y pensé que la idea no le iba a gustar.</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Ext. Espacio exterior</text:p>
      <text:p text:style-name="Action">La nave desciende al planeta.</text:p>
      <text:p text:style-name="Action"/>
      <text:p text:style-name="P2">Capítulo 4</text:p>
      <text:p text:style-name="Setting"/>
      <text:p text:style-name="Setting">Ext. Planeta/Campo de recolección – día</text:p>
      <text:p text:style-name="SLUGLINE">ULTRA WIDE SHOT </text:p>
      <text:p text:style-name="P2">en el campo de recolección. La cámara muestra el edificio residencial.</text:p>
      <text:p text:style-name="Setting">Int. Apartamento en el campo de recolección – ese momento</text:p>
      <text:p text:style-name="P2">La cámara sigue a Kimi cuando entra al apartamento. Ella da media vuelta, sonrie y regresa. La cámara se aleja y muestra a Manu y Kimi abrazados.</text:p>
      <text:p text:style-name="Character_20_Name">Manu</text:p>
      <text:p text:style-name="Dialogue">Me gustó verte feliz Kimi cuando llegamos al apartamento.</text:p>
      <text:p text:style-name="P2">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Action">Manu camina hasta el bar, coge la botella de vino y dos copas. Regresa al sofá. Le da una copa a Kimi y sirve el vino.</text:p>
      <text:p text:style-name="Character_20_Name"><text:soft-page-break/>Manu (VO)</text:p>
      <text:p text:style-name="Dialogue">Me gusta verte feliz Kimi. Me gusta beber vino contigo y besarte y que seas mía. </text:p>
      <text:p text:style-name="Action">Manu y kimi se besan. Kimi deja caer la cabeza sobre el respaldar del sofá.</text:p>
      <text:p text:style-name="Action">Kimi regresa de su meditación. Toma la copa de Manu y deja las dos copas sobre la mesa al lado del sofá. </text:p>
      <text:p text:style-name="P2">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Character_20_Name">Manu (VO)</text:p>
      <text:p text:style-name="Dialogue">Me gusta caminar a tu lado, Kimi, me gusta, en si, que estés conmigo.</text:p>
      <text:p text:style-name="Action"/>
      <text:p text:style-name="Action">Capítulo 5</text:p>
      <text:p text:style-name="Setting"/>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Manu (VO)</text:p>
      <text:p text:style-name="Dialogue">Recuerdo aquel día en el parque de hologramas. Kimi me preguntó si el planeta original era así de hermoso. Pero no lo sé.</text:p>
      <text:p text:style-name="Action"><text:soft-page-break/>Kimi señala a un canguro.</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Setting">Int. Parque de hologramas</text:p>
      <text:p text:style-name="Action">Manu y Kimi están en el campo de hologramas, caminando, viendo un campo de flores.</text:p>
      <text:p text:style-name="Character_20_Name">Manu (VO)</text:p>
      <text:p text:style-name="Dialogue">Hoy me preguntó por qué no trabajaba en la industria civil. </text:p>
      <text:p text:style-name="Dialogue">(Beat)</text:p>
      <text:p text:style-name="Dialogue">Sé que culpa al ejercito por lo que somos.</text:p>
      <text:p text:style-name="Action">La cámara se aleja del campo de hologramas y muestra a la tierra desde el espacio. El planeta cambia de color de azul a café.</text:p>
      <text:p text:style-name="Character_20_Name">Manu (Vo)</text:p>
      <text:p text:style-name="Dialogue">¿Pero acaso no hemos sido siempre así? ¿Acaso no consumimos el planeta original?</text:p>
      <text:p text:style-name="Action">Algunas naves salen de la tierra mientras éste va cambiando a un café cada vez más oscuro.</text:p>
      <text:p text:style-name="Action"/>
      <text:p text:style-name="P2">Capítulo 6</text:p>
      <text:p text:style-name="P2"/>
      <text:p text:style-name="Setting"><text:soft-page-break/>Int. Apartamento en el campo de recolección/Sala – día</text:p>
      <text:p text:style-name="Action">Se escuchan golpes en la puerta. La cámara se acerca a la puerta. La puerta se abre y Kimi entra de mal genio.</text:p>
      <text:p text:style-name="Action">Kimi se sienta en el sofá. Ella se levanta, camina impaciente, regresa, se detiene a mirar a Manu, vuelve a caminar, vuelve a regresar y vuelve a mirar a la cámara. Está claramente intranquila.</text:p>
      <text:p text:style-name="Character_20_Name">Manu (VO)</text:p>
      <text:p text:style-name="Dialogue">Todo lo que Kimi repetía era que quería irse. Lo repetía una y otra vez.</text:p>
      <text:p text:style-name="Action">Manu se acerca a Kimi, la toma de los brazos.</text:p>
      <text:p text:style-name="Character_20_Name">Manu (VO)</text:p>
      <text:p text:style-name="Dialogue">Cuando le pregunté qué le pasaba solo dijo que lo había visto todo.</text:p>
      <text:p text:style-name="Action">Kimi lo mira por unos segundos. Luego baja la cabeza y llora.</text:p>
      <text:p text:style-name="Character_20_Name">MANU (VO)</text:p>
      <text:p text:style-name="Dialogue">“¡Lo vi!” Repetía “¡Lo vi todo!” decía mientras lloraba en mis brazos.</text:p>
      <text:p text:style-name="Action">Kimi deja caer su cara en el pecho de Manu quien la abraza. Él mira al frente.</text:p>
      <text:p text:style-name="Character_20_Name">Manu (VO)</text:p>
      <text:p text:style-name="Dialogue">Una vez calmada me explicó lo que había visto...</text:p>
      <text:p text:style-name="SLUGLINE">Flashback start:</text:p>
      <text:p text:style-name="Setting">ext. Ciudad de los Gekis – día</text:p>
      <text:p text:style-name="Action">Una nave de neutralización vuela sobre el desierto. Otras lo siguen. </text:p>
      <text:p text:style-name="Character_20_Name">Manu (VO)</text:p>
      <text:p text:style-name="Dialogue">Una neutralización</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2">Kimi sigue llorando en el pecho de Manu mientras él la abraza.</text:p>
      <text:p text:style-name="Transition">Fade out.</text:p>
      <text:p text:style-name="Setting"/>
      <text:p text:style-name="Action">Capítulo 7</text:p>
      <text:p text:style-name="Action"><text:soft-page-break/></text:p>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Manu (vo)</text:p>
      <text:p text:style-name="Dialogue">Gracias a su insistencia abandonamos ALSA-7 esa misma noche.</text:p>
      <text:p text:style-name="Action">Manu habla por un celular. Al terminar la conversación se dirige a Kimi.</text:p>
      <text:p text:style-name="Setting"><text:soft-page-break/>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 (VO)</text:p>
      <text:p text:style-name="Dialogue">Ella luego partió a la nave Residente III mientras yo me quede en la nave Brigada 2. Tenía que regresar al campo de recolección inmediatamente y no podía acompañarla.</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MANU (VO)</text:p>
      <text:p text:style-name="Dialogue">Pero nunca alcancé a regresar. Los campos fueron arrasados al día siguiente de nuestra partida.</text:p>
      <text:p text:style-name="Action"><text:span text:style-name="T1">Nota:</text:span> Creo que es mejor cortar el final de este capítulo. Se puede dejar hasta que manu escribe que kimi los salvo o hasta que Manu le dice a Kimi que parten en una hora.</text:p>
      <text:p text:style-name="Action"/>
      <text:p text:style-name="Action">Capítulo 8</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Manu (VO)</text:p>
      <text:p text:style-name="Dialogue">Estuve todo el día trabajando en la nave de neutralización.</text:p>
      <text:p text:style-name="Dialogue">(beat)</text:p>
      <text:p text:style-name="Dialogue">El capitán Murray vino a recoger el informe y me repitió que todo esto era confidencial.</text:p>
      <text:p text:style-name="Setting"><text:soft-page-break/>Int. Restaurante – día</text:p>
      <text:p text:style-name="Action">Manu está sentado en el restaurante cenando. En la mesa del frente dos hombres hablan sobre el ataque de los Gekis.</text:p>
      <text:p text:style-name="Character_20_Name">Manu (VO)</text:p>
      <text:p text:style-name="Dialogue">Pero todo el mundo sabe que algo está pasando. Todos hablan de ello.</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Action">Manu sigue su camino por los corredores hasta entrar en su cuarto.</text:p>
      <text:p text:style-name="Setting">Int Apartamento de manu en la nave militar – día</text:p>
      <text:p text:style-name="Action">El cuarto de Manú en la nave militar es un estudio: cama, cuarto de baño y cocina. Manú se sienta en la cama y enciende el televisor frente a él. En éste aparece Kimi.</text:p>
      <text:p text:style-name="Character_20_Name">Manu (VO)</text:p>
      <text:p text:style-name="Dialogue">Al llegar a la habitación hablé con Kimi.</text:p>
      <text:p text:style-name="Dialogue">(beat)</text:p>
      <text:p text:style-name="Dialogue">Ella me comentó que todos allá andaban muy nervioso</text:p>
      <text:p text:style-name="Character_20_Name">Manu (VO)</text:p>
      <text:p text:style-name="Dialogue">Le dije que yo creía que iba a haber un contra ataque</text:p>
      <text:p text:style-name="Setting">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MANU (VO)</text:p>
      <text:p text:style-name="Dialogue">Kimi siempre me dice que todos tenemos el poder de cambiar las cosas.</text:p>
      <text:p text:style-name="Setting"><text:soft-page-break/>Int Apartamento de Manu en la nave militar – día</text:p>
      <text:p text:style-name="Action">En la pantalla se ve la cara de Kimi</text:p>
      <text:p text:style-name="Character_20_Name">Manu (VO)</text:p>
      <text:p text:style-name="Dialogue">Hoy la sentí tan distante. Sobre todo cuando me dijo que la perdonara si ella me hacía daño. ¿Por qué dice eso?</text:p>
      <text:p text:style-name="Action">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9</text:p>
      <text:p text:style-name="Action"/>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 (VO)</text:p>
      <text:p text:style-name="Dialogue">Hoy comenzó el contraataque. Todos estabamos esperando ordenes en el centro de comandos.</text:p>
      <text:p text:style-name="Transition">cut to:</text:p>
      <text:p text:style-name="Setting">ext. Planeta cielo - día</text:p>
      <text:p text:style-name="Action">Las naves de neutralización entran en la atmósfera. </text:p>
      <text:p text:style-name="Character_20_Name">MANU(VO)</text:p>
      <text:p text:style-name="Dialogue">Pero las cosas no parecen ir bien según nos contó uno de los asesores.</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Manu (VO)</text:p>
      <text:p text:style-name="Dialogue">Hablé con un técnico mayor y le comenté que todo me parecía muy extraño.</text:p>
      <text:p text:style-name="Dialogue"><text:soft-page-break/>(beat)</text:p>
      <text:p text:style-name="Dialogue">Él me respondió que no había nada extraño: necesitabamos los recursos y teníamos que arriesgarnos a tomar el planeta.</text:p>
      <text:p text:style-name="Action">Manu lo mira con atención.</text:p>
      <text:p text:style-name="Character_20_Name">Manu (VO)</text:p>
      <text:p text:style-name="Dialogue">Incluso sabiendo que los Gekis tenían mejores armas.</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Character_20_Name">Manu (VO)</text:p>
      <text:p text:style-name="Dialogue">A la final el ataque fue un fiasco.</text:p>
      <text:p text:style-name="Setting">Int Centro de comandos - día </text:p>
      <text:p text:style-name="Action">de la puerta salen dos generales (60) y pasan derecho. Luego sale un general más joven (47), se detiene en la puerta y habla a todo el personal presente.</text:p>
      <text:p text:style-name="Character_20_Name">Manu (VO)</text:p>
      <text:p text:style-name="Dialogue">Los generales salieron del centro de operaciones y comenzaron a impartir órdenes de evacuación.</text:p>
      <text:p text:style-name="Action">El general vuelve a entrar en el cuarto. La puerta se cierra. </text:p>
      <text:p text:style-name="Action"/>
      <text:p text:style-name="Action">Capítulo 10</text:p>
      <text:p text:style-name="Action"/>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MAnu (VO)</text:p>
      <text:p text:style-name="Dialogue">No sé cómo decir lo que tengo que decir. No sé qué decir porque todo lo que diga es inútil.</text:p>
      <text:p text:style-name="Action"><text:soft-page-break/>Manu se sienta en el sofá. Deja la carta sobre sus piernas y mira al frente. Después de un momento la vuelve a leer.</text:p>
      <text:p text:style-name="Character_20_Name">MANU (VO)</text:p>
      <text:p text:style-name="Dialogue">Tengo que hacerlo. Lo he pensado por mucho tiempo y finalmente lo he decidido. Me hubiera gustado que vinieras conmigo. Pero sé que no lo hubieras hecho. Lo siento.</text:p>
      <text:p text:style-name="Action">Manu baja la carta. Luego se levanta precipitadamente y sale corriendo.</text:p>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Setting">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Action">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ade out.</text:p>
      <text:p text:style-name="Ending">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left="0.635cm" fo:margin-right="0cm" fo:margin-top="0cm" fo:margin-bottom="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left="1.27cm" fo:margin-right="0cm" fo:margin-top="0cm" fo:margin-bottom="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left="0cm" fo:margin-right="0cm" fo:margin-top="0cm" fo:margin-bottom="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left="3.81cm" fo:margin-right="2.54cm" fo:margin-top="0cm" fo:margin-bottom="0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left="5.334cm" fo:margin-right="3.81cm" fo:margin-top="0cm" fo:margin-bottom="0cm" fo:text-indent="-0.254cm" style:auto-text-indent="false" fo:keep-with-next="always"/>
    </style:style>
    <style:style style:name="Transition" style:family="paragraph" style:parent-style-name="Action" style:next-style-name="Setting">
      <style:paragraph-properties fo:margin-left="11.43cm" fo:margin-right="0cm" fo:margin-top="0cm" fo:margin-bottom="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left="6.35cm" fo:margin-right="2.54cm" fo:margin-top="0cm" fo:margin-bottom="0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3</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6-19T14:33:47</dc:date>
    <meta:editing-duration>P2DT13H38M54S</meta:editing-duration>
    <meta:editing-cycles>48</meta:editing-cycles>
    <meta:generator>LibreOffice/3.5$Linux_X86_64 LibreOffice_project/350m1$Build-2</meta:generator>
    <dc:creator>Manuel Ospina</dc:creator>
    <meta:document-statistic meta:table-count="0" meta:image-count="0" meta:object-count="0" meta:page-count="13" meta:paragraph-count="308" meta:word-count="3355" meta:character-count="18188" meta:non-whitespace-character-count="15120"/>
  </office:meta>
</office:document-meta>
</file>